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Droid Sans Fallback" svg:font-family="'Droid Sans Fallbac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color="#000000" fo:font-size="14pt" style:font-name-asian="Tahoma" style:font-size-asian="14pt" style:font-size-complex="14pt"/>
    </style:style>
    <style:style style:name="P2" style:family="paragraph" style:parent-style-name="Standard">
      <style:text-properties fo:color="#000000" fo:font-size="14pt" style:font-size-asian="14pt" style:font-size-complex="14pt"/>
    </style:style>
    <style:style style:name="P3" style:family="paragraph" style:parent-style-name="Standard">
      <style:paragraph-properties fo:text-align="center" style:justify-single-word="false"/>
      <style:text-properties fo:color="#000000" style:font-name="Tahoma" fo:font-size="14pt" officeooo:paragraph-rsid="00021760" style:font-size-asian="14pt" style:font-size-complex="14pt"/>
    </style:style>
    <style:style style:name="P4" style:family="paragraph" style:parent-style-name="Standard">
      <style:text-properties style:text-line-through-style="solid" style:text-line-through-type="single" fo:font-size="14pt"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officeooo:paragraph-rsid="00021760" style:font-size-asian="14pt" style:font-size-complex="14pt"/>
    </style:style>
    <style:style style:name="P8" style:family="paragraph" style:parent-style-name="Standard">
      <style:text-properties fo:font-size="14pt" officeooo:paragraph-rsid="00059dfa" style:font-size-asian="14pt" style:font-size-complex="14pt"/>
    </style:style>
    <style:style style:name="P9" style:family="paragraph" style:parent-style-name="Standard">
      <style:text-properties fo:font-size="14pt" officeooo:rsid="00059dfa" officeooo:paragraph-rsid="00059dfa" style:font-size-asian="14pt" style:font-size-complex="14pt"/>
    </style:style>
    <style:style style:name="P10" style:family="paragraph" style:parent-style-name="Standard">
      <style:text-properties fo:font-size="14pt" fo:font-weight="bold" style:font-size-asian="14pt" style:font-size-complex="14pt"/>
    </style:style>
    <style:style style:name="P11" style:family="paragraph" style:parent-style-name="Standard">
      <style:paragraph-properties fo:margin-left="0cm" fo:margin-right="0cm" fo:text-indent="0cm" style:auto-text-indent="false"/>
      <style:text-properties fo:color="#000000" style:font-name="Tahoma" fo:font-size="14pt" style:font-size-asian="14pt" style:font-size-complex="14pt"/>
    </style:style>
    <style:style style:name="P12" style:family="paragraph" style:parent-style-name="Standard">
      <style:paragraph-properties fo:margin-left="0cm" fo:margin-right="0cm" fo:text-align="start" style:justify-single-word="false" fo:orphans="2" fo:text-indent="0cm" style:auto-text-indent="false"/>
      <style:text-properties fo:color="#000000" fo:font-size="14pt" style:font-name-asian="Tahoma" style:font-size-asian="14pt" style:font-size-complex="14pt"/>
    </style:style>
    <style:style style:name="P13" style:family="paragraph" style:parent-style-name="Standard">
      <style:paragraph-properties fo:margin-left="0cm" fo:margin-right="0cm" fo:text-align="start" style:justify-single-word="false" fo:orphans="2" fo:text-indent="0cm" style:auto-text-indent="false"/>
      <style:text-properties fo:color="#000000" fo:font-size="14pt" style:font-size-asian="14pt" style:font-size-complex="14pt"/>
    </style:style>
    <style:style style:name="P14" style:family="paragraph" style:parent-style-name="Standard">
      <style:paragraph-properties fo:margin-left="0cm" fo:margin-right="0cm" fo:text-align="start" style:justify-single-word="false" fo:orphans="2" fo:text-indent="0cm" style:auto-text-indent="false"/>
      <style:text-properties fo:color="#000000" fo:font-size="14pt" officeooo:paragraph-rsid="0009a998" style:font-size-asian="14pt" style:font-size-complex="14pt"/>
    </style:style>
    <style:style style:name="P1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Tahoma" fo:font-size="14pt" fo:letter-spacing="normal" fo:font-style="normal" style:text-underline-style="none" fo:font-weight="normal" style:text-blinking="false" fo:background-color="transparent" style:font-size-asian="14pt" style:font-size-complex="14pt"/>
    </style:style>
    <style:style style:name="P16"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style:text-blinking="false" fo:background-color="transparent" style:font-name-asian="Tahoma" style:font-size-asian="14pt" style:font-style-asian="normal" style:font-weight-asian="normal" style:font-size-complex="14pt"/>
    </style:style>
    <style:style style:name="P17"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09a998" style:text-blinking="false" fo:background-color="transparent" style:font-name-asian="Tahoma" style:font-size-asian="14pt" style:font-style-asian="normal" style:font-weight-asian="normal" style:font-size-complex="14pt"/>
    </style:style>
    <style:style style:name="P18"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5c0dc" style:text-blinking="false" fo:background-color="transparent" style:font-name-asian="Tahoma" style:font-size-asian="14pt" style:font-style-asian="normal" style:font-weight-asian="normal" style:font-size-complex="14pt"/>
    </style:style>
    <style:style style:name="P19"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72136" style:text-blinking="false" fo:background-color="transparent" style:font-name-asian="Tahoma" style:font-size-asian="14pt" style:font-style-asian="normal" style:font-weight-asian="normal" style:font-size-complex="14pt"/>
    </style:style>
    <style:style style:name="P20"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style:text-blinking="false" fo:background-color="transparent" style:font-size-asian="14pt" style:font-size-complex="14pt"/>
    </style:style>
    <style:style style:name="P21"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fo:font-style="italic" style:text-underline-style="none" fo:font-weight="bold" officeooo:paragraph-rsid="0014607d" style:text-blinking="false" fo:background-color="transparent" style:font-name-asian="Tahoma" style:font-size-asian="14pt" style:font-style-asian="normal" style:font-weight-asian="normal" style:font-size-complex="14pt"/>
    </style:style>
    <style:style style:name="P22"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solid" style:text-line-through-type="single" fo:font-size="8pt" fo:letter-spacing="normal" style:text-underline-style="none" officeooo:paragraph-rsid="0009a998" style:text-blinking="false" fo:background-color="transparent" style:font-name-asian="Tahoma" style:font-size-asian="8pt" style:font-style-asian="normal" style:font-weight-asian="normal" style:font-size-complex="8pt"/>
    </style:style>
    <style:style style:name="P23"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solid" style:text-line-through-type="single" fo:font-size="8pt" fo:letter-spacing="normal" style:text-underline-style="none" officeooo:paragraph-rsid="000b7cce" style:text-blinking="false" fo:background-color="transparent" style:font-name-asian="Tahoma" style:font-size-asian="8pt" style:font-style-asian="normal" style:font-weight-asian="normal" style:font-size-complex="8pt"/>
    </style:style>
    <style:style style:name="P24"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solid" style:text-line-through-type="single" fo:font-size="8pt" fo:letter-spacing="normal" style:text-underline-style="none" officeooo:paragraph-rsid="000d288b" style:text-blinking="false" fo:background-color="transparent" style:font-name-asian="Tahoma" style:font-size-asian="8pt" style:font-style-asian="normal" style:font-weight-asian="normal" style:font-size-complex="8pt"/>
    </style:style>
    <style:style style:name="P25" style:family="paragraph" style:parent-style-name="Standard">
      <style:paragraph-properties fo:margin-top="0.275cm" fo:margin-bottom="0cm" loext:contextual-spacing="false" fo:text-align="center" style:justify-single-word="false" style:writing-mode="page"/>
      <style:text-properties fo:font-size="14pt" style:font-size-asian="14pt" style:font-size-complex="14pt"/>
    </style:style>
    <style:style style:name="P26" style:family="paragraph" style:parent-style-name="Standard">
      <style:paragraph-properties fo:margin-top="0.275cm" fo:margin-bottom="0cm" loext:contextual-spacing="false" fo:text-align="center" style:justify-single-word="false" style:writing-mode="page"/>
      <style:text-properties fo:font-size="14pt" officeooo:paragraph-rsid="0003e2dd" style:font-size-asian="14pt" style:font-size-complex="14pt"/>
    </style:style>
    <style:style style:name="P27" style:family="paragraph" style:parent-style-name="Standard">
      <style:paragraph-properties fo:margin-top="0.275cm" fo:margin-bottom="0cm" loext:contextual-spacing="false" fo:text-align="center" style:justify-single-word="false" style:writing-mode="page"/>
      <style:text-properties fo:color="#000000" style:font-name="Tahoma" fo:font-size="14pt" style:font-name-asian="Tahoma" style:font-size-asian="14pt" style:font-size-complex="14pt"/>
    </style:style>
    <style:style style:name="P28" style:family="paragraph" style:parent-style-name="Standard">
      <style:paragraph-properties fo:margin-top="0.275cm" fo:margin-bottom="0cm" loext:contextual-spacing="false" fo:text-align="center" style:justify-single-word="false" style:writing-mode="page"/>
      <style:text-properties fo:color="#000000" style:font-name="Tahoma" fo:font-size="14pt" officeooo:paragraph-rsid="00021760" style:font-name-asian="Tahoma" style:font-size-asian="14pt" style:font-size-complex="14pt"/>
    </style:style>
    <style:style style:name="P29" style:family="paragraph" style:parent-style-name="Standard">
      <style:text-properties fo:font-size="14pt" style:font-size-asian="14pt" style:font-size-complex="14pt"/>
    </style:style>
    <style:style style:name="P30" style:family="paragraph" style:parent-style-name="Standard">
      <style:paragraph-properties fo:text-align="center" style:justify-single-word="false"/>
      <style:text-properties fo:font-size="14pt" style:font-size-asian="14pt" style:font-size-complex="14pt"/>
    </style:style>
    <style:style style:name="P31"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style:text-blinking="false" fo:background-color="transparent" style:font-name-asian="Tahoma" style:font-size-asian="14pt" style:font-style-asian="normal" style:font-weight-asian="normal" style:font-size-complex="14pt"/>
    </style:style>
    <style:style style:name="P32"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82517" style:text-blinking="false" fo:background-color="transparent" style:font-name-asian="Tahoma" style:font-size-asian="14pt" style:font-style-asian="normal" style:font-weight-asian="normal" style:font-size-complex="14pt"/>
    </style:style>
    <style:style style:name="P33"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9f92d" style:text-blinking="false" fo:background-color="transparent" style:font-name-asian="Tahoma" style:font-size-asian="14pt" style:font-style-asian="normal" style:font-weight-asian="normal" style:font-size-complex="14pt"/>
    </style:style>
    <style:style style:name="P34"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b9f7c" style:text-blinking="false" fo:background-color="transparent" style:font-name-asian="Tahoma" style:font-size-asian="14pt" style:font-style-asian="normal" style:font-weight-asian="normal" style:font-size-complex="14pt"/>
    </style:style>
    <style:style style:name="P3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72136" style:text-blinking="false" fo:background-color="transparent" style:font-name-asian="Tahoma" style:font-size-asian="14pt" style:font-style-asian="normal" style:font-weight-asian="normal" style:font-size-complex="14pt"/>
    </style:style>
    <style:style style:name="P36"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cb878" style:text-blinking="false" fo:background-color="transparent" style:font-name-asian="Tahoma" style:font-size-asian="14pt" style:font-style-asian="normal" style:font-weight-asian="normal" style:font-size-complex="14pt"/>
    </style:style>
    <style:style style:name="P37"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officeooo:paragraph-rsid="001e0775" style:text-blinking="false" fo:background-color="transparent" style:font-name-asian="Tahoma" style:font-size-asian="14pt" style:font-style-asian="normal" style:font-weight-asian="normal" style:font-size-complex="14pt"/>
    </style:style>
    <style:style style:name="P38" style:family="paragraph" style:parent-style-name="Standard">
      <style:paragraph-properties fo:margin-left="0cm" fo:margin-right="0cm" fo:text-align="start" style:justify-single-word="false" fo:orphans="2" fo:text-indent="0cm" style:auto-text-indent="false"/>
      <style:text-properties fo:color="#000000" fo:font-size="14pt" officeooo:paragraph-rsid="0009a998" style:font-size-asian="14pt" style:font-size-complex="14pt"/>
    </style:style>
    <style:style style:name="P39" style:family="paragraph" style:parent-style-name="Standard">
      <style:paragraph-properties fo:margin-left="0cm" fo:margin-right="0cm" fo:text-align="start" style:justify-single-word="false" fo:orphans="2" fo:text-indent="0cm" style:auto-text-indent="false"/>
      <style:text-properties fo:color="#000000" fo:font-size="14pt" officeooo:paragraph-rsid="001cb878" style:font-size-asian="14pt" style:font-size-complex="14pt"/>
    </style:style>
    <style:style style:name="P40" style:family="paragraph" style:parent-style-name="Default">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fo:font-size="14pt" fo:letter-spacing="normal" style:text-underline-style="none" style:text-blinking="false" fo:background-color="transparent" style:font-name-asian="Tahoma" style:font-size-asian="14pt" style:font-style-asian="normal" style:font-weight-asian="normal" style:font-size-complex="14pt"/>
    </style:style>
    <style:style style:name="P41" style:family="paragraph">
      <style:paragraph-properties fo:margin-left="0cm" fo:margin-right="0cm" fo:margin-top="0cm" fo:margin-bottom="0cm" fo:line-height="100%" fo:text-align="center" fo:text-indent="0cm"/>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1" style:font-size-asian="12pt" style:font-style-asian="normal" style:font-weight-asian="normal" style:font-name-complex="Droid Sans Fallback1" style:font-size-complex="12pt" style:font-style-complex="normal" style:font-weight-complex="normal" style:text-emphasize="none" style:font-relief="none" style:text-overline-style="none" style:text-overline-color="font-color"/>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Droid Sans Fallback1"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Droid Sans Fallback1"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1" style:font-size-asian="14pt" style:font-style-asian="normal" style:font-weight-asian="normal" style:font-name-complex="Droid Sans Fallback1" style:font-size-complex="14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Droid Sans Fallback1"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Tahoma" style:font-size-asian="14pt" style:font-style-asian="normal" style:font-weight-asian="normal" style:font-name-complex="Droid Sans Fallback" style:font-size-complex="14pt" style:font-style-complex="normal" style:font-weight-complex="normal" style:text-emphasize="none" style:font-relief="none" style:text-overline-style="none" style:text-overline-color="font-color"/>
    </style:style>
    <style:style style:name="P4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Tahoma" style:font-size-asian="14pt" style:font-style-asian="normal" style:font-weight-asian="normal" style:font-name-complex="Droid Sans Fallback1" style:font-size-complex="14pt" style:font-style-complex="normal" style:font-weight-complex="normal" style:text-emphasize="none" style:font-relief="none" style:text-overline-style="none" style:text-overline-color="font-color"/>
    </style:style>
    <style:style style:name="T1" style:family="text">
      <style:text-properties fo:font-variant="normal" fo:text-transform="none" style:text-line-through-style="none" style:text-line-through-type="none" fo:letter-spacing="normal" style:text-underline-style="none" style:text-blinking="false" fo:background-color="transparent" loext:char-shading-value="0" style:font-style-asian="normal" style:font-weight-asian="normal"/>
    </style:style>
    <style:style style:name="T2" style:family="text">
      <style:text-properties fo:font-variant="normal" fo:text-transform="none" style:text-line-through-style="none" style:text-line-through-type="none" fo:letter-spacing="normal" style:text-underline-style="none" style:text-blinking="false" fo:background-color="transparent" loext:char-shading-value="0" style:font-name-asian="Tahoma" style:font-style-asian="normal" style:font-weight-asian="normal"/>
    </style:style>
    <style:style style:name="T3" style:family="text">
      <style:text-properties fo:font-variant="normal" fo:text-transform="none" style:text-line-through-style="none" style:text-line-through-type="none" style:font-name="Tahoma" fo:letter-spacing="normal" fo:font-style="normal" style:text-underline-style="none" fo:font-weight="normal" style:text-blinking="false" fo:background-color="transparent" loext:char-shading-value="0"/>
    </style:style>
    <style:style style:name="T4" style:family="text">
      <style:text-properties style:font-name-asian="Tahoma"/>
    </style:style>
    <style:style style:name="T5" style:family="text">
      <style:text-properties style:font-name-asian="Tahoma" style:font-style-asian="normal" style:font-weight-asian="normal"/>
    </style:style>
    <style:style style:name="T6" style:family="text">
      <style:text-properties officeooo:rsid="00111b71" style:font-name-asian="Tahoma"/>
    </style:style>
    <style:style style:name="T7" style:family="text">
      <style:text-properties fo:color="#000000" style:font-name="Tahoma" style:font-name-asian="Tahoma"/>
    </style:style>
    <style:style style:name="T8" style:family="text">
      <style:text-properties fo:color="#000000" style:font-name="Tahoma" officeooo:rsid="0003e2dd" style:font-name-asian="Tahoma"/>
    </style:style>
    <style:style style:name="T9" style:family="text">
      <style:text-properties style:font-name="Tahoma"/>
    </style:style>
    <style:style style:name="T10" style:family="text">
      <style:text-properties style:font-name="Tahoma" fo:font-style="normal" fo:font-weight="normal"/>
    </style:style>
    <style:style style:name="T11" style:family="text">
      <style:text-properties style:font-name="Tahoma" style:font-name-asian="Tahoma"/>
    </style:style>
    <style:style style:name="T12" style:family="text">
      <style:text-properties officeooo:rsid="00059dfa"/>
    </style:style>
    <style:style style:name="T13" style:family="text">
      <style:text-properties officeooo:rsid="0003e2dd"/>
    </style:style>
    <style:style style:name="T14" style:family="text">
      <style:text-properties style:text-outline="false" style:font-name="Droid Sans Fallback" fo:font-style="normal" fo:text-shadow="none" fo:font-weight="normal" style:letter-kerning="true" style:text-emphasize="none"/>
    </style:style>
    <style:style style:name="T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1" style:font-size-asian="14pt" style:font-style-asian="normal" style:font-weight-asian="normal" style:font-name-complex="Droid Sans Fallback1"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1" style:font-size-asian="12pt" style:font-style-asian="normal" style:font-weight-asian="normal" style:font-name-complex="Droid Sans Fallback1"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Droid Sans Fallback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Tahoma" style:font-size-asian="14pt" style:font-style-asian="normal" style:font-weight-asian="normal" style:font-name-complex="Droid Sans Fallback"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Tahoma" style:font-size-asian="14pt" style:font-style-asian="normal" style:font-weight-asian="normal" style:font-name-complex="Droid Sans Fallback1" style:font-size-complex="14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4.748cm" fo:min-width="9.11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702cm" fo:min-width="3.18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82cm" fo:min-width="2.62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65cm" fo:min-width="1.58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48cm" fo:min-width="2.623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wrap="run-through" style:number-wrapped-paragraphs="no-limit" style:vertical-pos="top" style:vertical-rel="text"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249cm" fo:min-width="2.99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6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7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249cm" fo:min-width="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792cm" fo:min-width="2.47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3.91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4.00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0.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568cm" fo:min-width="1.71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4.00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4.51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3cm" fo:min-width="4.51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2_20_Dots_20_3_20_Dashes" svg:stroke-width="0cm" svg:stroke-color="#000000" draw:marker-start="" draw:marker-start-width="0.199cm" draw:marker-start-center="false" draw:marker-end="" draw:marker-end-width="0.199cm" draw:marker-end-center="false" draw:fill="none" draw:fill-color="#ffffff" draw:textarea-horizontal-align="justify" draw:textarea-vertical-align="middle" draw:auto-grow-height="false" fo:min-height="3.918cm" fo:min-width="8.50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4.004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28cm" fo:min-width="4.00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style:run-through="foreground" style:wrap="run-through" style:number-wrapped-paragraphs="no-limit" style:vertical-pos="middle" style:vertical-rel="baseline" style:horizontal-pos="from-left" style:horizontal-rel="paragraph"/>
    </style:style>
    <style:style style:name="gr3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79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53cm" fo:min-width="4.79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51cm" fo:min-width="4.798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798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949cm" fo:min-width="4.79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Ultrafine_20_2_20_Dots_20_3_20_Dashes" svg:stroke-width="0cm" svg:stroke-color="#000000" draw:marker-start="" draw:marker-start-width="0.199cm" draw:marker-start-center="false" draw:marker-end="" draw:marker-end-width="0.199cm" draw:marker-end-center="false" draw:fill="none" draw:fill-color="#ffffff" draw:textarea-horizontal-align="justify" draw:textarea-vertical-align="middle" draw:auto-grow-height="false" fo:min-height="10.679cm" fo:min-width="7.79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发明名称</text:p>
      <text:p text:style-name="P1">移动终端实现自定义功能按键的方法和装置</text:p>
      <text:p text:style-name="P5"/>
      <text:p text:style-name="P1">摘要</text:p>
      <text:p text:style-name="P12">本发明公开了一种移动终端<text:span text:style-name="T1">自定义功能按键的方法，包括移动终端的按键触发隐藏事件和触发显示事件的方法。</text:span></text:p>
      <text:p text:style-name="P16">本发明还公开了一种移动终端实现自定义功能按键的装置，包括手机按键和手机触摸传感器可产生相应的控制装置。</text:p>
      <text:p text:style-name="P15"/>
      <text:p text:style-name="P11">=======</text:p>
      <text:p text:style-name="P2"><text:span text:style-name="T9">1. </text:span><text:span text:style-name="T4">一种移动终端实现自定义按键的方法，其特征在于，包括：</text:span></text:p>
      <text:p text:style-name="P5"/>
      <text:p text:style-name="P13"><text:span text:style-name="T3">2. </text:span><text:span text:style-name="T2">一种移动终端实现自定义功能按键的装置，其特征在于，包括：</text:span></text:p>
      <text:p text:style-name="P15"/>
      <text:p text:style-name="P20"><text:span text:style-name="T10">10.</text:span><text:span text:style-name="T5">如权利要求 </text:span><text:span text:style-name="T10">6 </text:span><text:span text:style-name="T5">至 </text:span><text:span text:style-name="T10">8 </text:span><text:span text:style-name="T5">任一项所述的移动终端实现按键模式的装置，其特征在于，还包 括</text:span></text:p>
      <text:p text:style-name="P5"/>
      <text:p text:style-name="P5"/>
      <text:p text:style-name="P15">=======</text:p>
      <text:p text:style-name="P4"/>
      <text:p text:style-name="P16">移动终端实现自定义功能按键的方法和装置</text:p>
      <text:p text:style-name="P10"/>
      <text:p text:style-name="P1">技术领域</text:p>
      <text:p text:style-name="P1">本发明涉及移动终端技术领域，尤其涉及移动终端实现自定义功能按键的方法和装置</text:p>
      <text:p text:style-name="P5"/>
      <text:p text:style-name="P1">背景技术</text:p>
      <text:p text:style-name="P2"><text:span text:style-name="T4">目前市场上出现的移动终端，如手机、</text:span><text:span text:style-name="T9">PAD</text:span><text:span text:style-name="T4">、笔记本电脑等，非常多的采用了触摸屏技术。用户能够通过在移动终端的屏幕上进行点击和滑动等触摸操作来完成对移动终端的对应功能的操作。这样触摸屏在用户与移动终端之间的交互中起着非常重要的作用。但随着游戏等软件的功能的越来越多样，界面上的按钮越来越多，有时触摸动作需要完成更复杂的多手指的协同配合，人类的手指很难在同一屏幕上一只手同时滑动方向和点按界面按钮，另一只手也要同时滑动方向和点按界面按钮，这种困难的触摸操作这为用户带来了不便。</text:span></text:p>
      <text:p text:style-name="P2"><text:span text:style-name="T4">举例一个比较复杂的触摸操作</text:span><text:span text:style-name="T9">, </text:span><text:span text:style-name="T4">如射击游戏中经常需要左手控制人物腿部的行进速度和方向，右手需要控制人物头部视野方向和射击。</text:span></text:p>
      <text:p text:style-name="P5"/>
      <text:p text:style-name="P1">发明内容</text:p>
      <text:p text:style-name="P12">本发明的主要目的在于提出<text:span text:style-name="T1">移动终端实现自定义按键的方法和装置，旨在解决在移动终端上进行困难和复杂的触摸操作。</text:span></text:p>
      <text:p text:style-name="P15"><text:soft-page-break/></text:p>
      <text:p text:style-name="P39"><text:span text:style-name="T4">为了实现上述目的，</text:span><text:span text:style-name="T2">本发明提供一种移动终端实现自定义按键的方法， 包括模拟触摸模式的步骤：</text:span></text:p>
      <text:p text:style-name="P14"><text:span text:style-name="T2"/></text:p>
      <text:p text:style-name="P19">进入移动终端的自定义按键的设置界面，显示模拟触摸模式和模拟传感器模式;</text:p>
      <text:p text:style-name="P19">点击进入模拟触摸模式；</text:p>
      <text:p text:style-name="P34">点按移动终端的硬件按钮，获取按键键值；</text:p>
      <text:p text:style-name="P36">通过按键键值判断是自定义按键还是普通按键（注１），如判定是自定义按键进入模拟触摸模式，如按普通按键，判定是普通按键，直接触发原按键的事件;</text:p>
      <text:p text:style-name="P34">在进入模拟触摸模式后，开始操作触摸屏，所有触摸动作将被记录下来；</text:p>
      <text:p text:style-name="P34">触摸完成后，再次点击原自定义按键，将完成记录和自定义按键的映射关系．</text:p>
      <text:p text:style-name="P34"/>
      <text:p text:style-name="P36">模拟模拟传感器模式的步骤：</text:p>
      <text:p text:style-name="P36">进入移动终端的自定义按键的设置界面，显示模拟触摸模式和模拟传感器模式;</text:p>
      <text:p text:style-name="P36">点击进入模拟传感器模式；</text:p>
      <text:p text:style-name="P36">点按移动终端的硬件按钮，获取按键键值；</text:p>
      <text:p text:style-name="P36">通过按键键值判断是自定义按键还是普通按键，如判定是自定义按键进入模拟触摸模式，如按普通按键，判定是普通按键，直接触发原按键的事件;</text:p>
      <text:p text:style-name="P37">在进入模拟传感器模式后，可操作终端设备进行移动或转动，所有传感器的信息将被记录下来；</text:p>
      <text:p text:style-name="P36">操作完成后，再次点击原自定义按键，将完成记录和自定义按键的映射关系．</text:p>
      <text:p text:style-name="P34"/>
      <text:p text:style-name="P37">注１，这里的普通按键指的是由于硬件限制，软件无法更改功能的按键．这种按键与硬件平台有关，多为电源键或硬件固有按键．</text:p>
      <text:p text:style-name="P18"/>
      <text:p text:style-name="P22">在设置界面可以切换到其他应用, 并可截图, 截图后切换回设置界面;</text:p>
      <text:p text:style-name="P23">设置界面可选择是否需要加载截图, 如果加载截图, 截图会铺在设置界面上;</text:p>
      <text:p text:style-name="P23">之后会提示用户完成自己想要的滑动或者点击动作或更多更复杂的操作;</text:p>
      <text:p text:style-name="P23">软件将记录用户在触摸屏上的操作, 并将记录的操作与自定义按键做关系映射, 保存在方案当中, 设置完毕;</text:p>
      <text:p text:style-name="P24">当设置完毕后, 保存的方案可改, 可增减, 根据需要可任意切换或开关方案;</text:p>
      <text:p text:style-name="P24">当设置完毕后, 可在悬浮窗也可在下拉菜单中选择方案, 并可启用或暂停已经设置好的自定义按键.</text:p>
      <text:p text:style-name="P17"/>
      <text:p text:style-name="P17"/>
      <text:p text:style-name="P32"/>
      <text:p text:style-name="P17"/>
      <text:p text:style-name="P17"/>
      <text:p text:style-name="P17"/>
      <text:p text:style-name="P14"><text:span text:style-name="T2"/></text:p>
      <text:p text:style-name="P15"/>
      <text:p text:style-name="P15"/>
      <text:p text:style-name="P16">为了实现上述目的，本发明提供一种移动终端实现自定义功能按键的装置，包括：</text:p>
      <text:p text:style-name="P40"><text:span text:style-name="T14">自定义按键的设置界面；</text:span></text:p>
      <text:p text:style-name="P16"><text:soft-page-break/></text:p>
      <text:p text:style-name="P33">按键检测模块，用于检测按键是自定义按键还是普通按键;</text:p>
      <text:p text:style-name="P33">模拟触摸模块，用于模拟触摸事件，使按键上报坐标;</text:p>
      <text:p text:style-name="P33">记录模块, 用于记录用户的触摸操作;</text:p>
      <text:p text:style-name="P33">映射模块, 用于将记录下的功能和我们的按键进行绑定, 实现自定义功能的映射.</text:p>
      <text:p text:style-name="P16"/>
      <text:p text:style-name="P16"/>
      <text:p text:style-name="P16"/>
      <text:p text:style-name="P21">按键模块, 能监测的移动终端的按键, 按键可以是按钮式按键, 也可以是传感器式按键, 可以是有线按键, 也可以是无线按键;</text:p>
      <text:p text:style-name="P5"/>
      <text:p text:style-name="P1">附图说明</text:p>
      <text:p text:style-name="P2"><text:span text:style-name="T4">图 1 为实现本发明各个实施例的移动终端的硬件结构示意</text:span><text:span text:style-name="T6">图</text:span><text:span text:style-name="T4"> ;</text:span></text:p>
      <text:p text:style-name="P2"><text:span text:style-name="T4">图 </text:span><text:span text:style-name="T9">2 为</text:span><text:span text:style-name="T11">普通按键事件流程图;</text:span></text:p>
      <text:p text:style-name="P5"/>
      <text:p text:style-name="P2"><text:span text:style-name="T4">具体实施方式</text:span><text:span text:style-name="T9"><text:line-break/><text:line-break/></text:span><text:span text:style-name="T4">应当理解</text:span><text:span text:style-name="T9">,</text:span><text:span text:style-name="T4">此处所描述的具体实施例仅仅用以解释本发明</text:span><text:span text:style-name="T9">,</text:span><text:span text:style-name="T4">并不用于限定本发明。</text:span><text:span text:style-name="T9"><text:line-break/><text:line-break/></text:span><text:span text:style-name="T4">现在将参考附图描述实现本发明各个实施例的移动终端。在后续的描述中</text:span><text:span text:style-name="T9">,</text:span><text:span text:style-name="T4">使用</text:span><text:span text:style-name="T9"><text:line-break/></text:span><text:span text:style-name="T4">用于表示元件的诸如 </text:span><text:span text:style-name="T9">" </text:span><text:span text:style-name="T4">模块 </text:span><text:span text:style-name="T9">"</text:span><text:span text:style-name="T4">、</text:span><text:span text:style-name="T9">" </text:span><text:span text:style-name="T4">部件 </text:span><text:span text:style-name="T9">" </text:span><text:span text:style-name="T4">或 </text:span><text:span text:style-name="T9">" </text:span><text:span text:style-name="T4">单元 </text:span><text:span text:style-name="T9">" </text:span><text:span text:style-name="T4">的后缀仅为了有利于本发明的说明</text:span><text:span text:style-name="T9">,</text:span><text:span text:style-name="T4">其</text:span><text:span text:style-name="T9"><text:line-break/></text:span><text:span text:style-name="T4">本身并没有特定的意义。因此</text:span><text:span text:style-name="T9">," </text:span><text:span text:style-name="T4">模块 </text:span><text:span text:style-name="T9">" </text:span><text:span text:style-name="T4">、</text:span><text:span text:style-name="T9">" </text:span><text:span text:style-name="T4">部件 </text:span><text:span text:style-name="T9">" </text:span><text:span text:style-name="T4">与 </text:span><text:span text:style-name="T9">" </text:span><text:span text:style-name="T4">单元 </text:span><text:span text:style-name="T9">" </text:span><text:span text:style-name="T4">可以混合地使用。</text:span><text:span text:style-name="T9"><text:line-break/><text:line-break/></text:span><text:span text:style-name="T4">移动终端可以以各种形式来实施。例如</text:span><text:span text:style-name="T9">,</text:span><text:span text:style-name="T4">本发明中描述的终端可以包括诸如移</text:span><text:span text:style-name="T9"><text:line-break/></text:span><text:span text:style-name="T4">动电话、智能电话、笔记本电脑、数字广播接收器、</text:span><text:span text:style-name="T9">PDA( </text:span><text:span text:style-name="T4">个人数字助理 </text:span><text:span text:style-name="T9">)</text:span><text:span text:style-name="T4">、</text:span><text:span text:style-name="T9">PAD( </text:span><text:span text:style-name="T4">平板电脑 </text:span><text:span text:style-name="T9">)</text:span><text:span text:style-name="T4">、</text:span><text:span text:style-name="T9"><text:line-break/>PMP( </text:span><text:span text:style-name="T4">便携式多媒体播放器 </text:span><text:span text:style-name="T9">)</text:span><text:span text:style-name="T4">、导航装置等等的移动终端以及诸如数字 </text:span><text:span text:style-name="T9">TV</text:span><text:span text:style-name="T4">、台式计算机等等</text:span><text:span text:style-name="T9"><text:line-break/></text:span><text:span text:style-name="T4">的固定终端。下面</text:span><text:span text:style-name="T9">,</text:span><text:span text:style-name="T4">假设终端是移动终端。然而</text:span><text:span text:style-name="T9">,</text:span><text:span text:style-name="T4">本领域技术人员将理解的是</text:span><text:span text:style-name="T9">,</text:span><text:span text:style-name="T4">除了特别用</text:span><text:span text:style-name="T9"><text:line-break/></text:span><text:span text:style-name="T4">于移动目的的元件之外</text:span><text:span text:style-name="T9">,</text:span><text:span text:style-name="T4">根据本发明的实施方式的构造也能够应用于固定类型的终端。</text:span></text:p>
      <text:p text:style-name="P5"/>
      <text:p text:style-name="P5"/>
      <text:p text:style-name="P5"/>
      <text:p text:style-name="P5"/>
      <text:p text:style-name="P1">需要说明的是，在本文中，术语“包括”、“包含”或者其任何其他变体意在涵盖非排 他性的包含，从而使得包括一系列要素的过程、方法、物品或者装置不仅包括那些要素，而 且还包括没有明确列出的其他要素，或者是还包括为这种过<text:soft-page-break/>程、方法、物品或者装置所固有 的要素。在没有更多限制的情况下，由语句“包括一个……”限定的要素，并不排除在包括 该要素的过程、方法、物品或者装置中还存在另外的相同要素。</text:p>
      <text:p text:style-name="P1">上述本发明实施例序号仅仅为了描述，不代表实施例的优劣。</text:p>
      <text:p text:style-name="P2"><text:span text:style-name="T4">通过以上的实施方式的描述，本领域的技术人员可以清楚地了解到上述实施例方 法可借助软件加必需的通用硬件平台的方式来实现，当然也可以通过硬件，但很多情况下 前者是更佳的实施方式。基于这样的理解，本发明的技术方案本质上或者说对现有技术做 出贡献的部分可以以软件产品的形式体现出来，该计算机软件产品存储在一个存储介质 </text:span><text:span text:style-name="T9">( </text:span><text:span text:style-name="T4">如 </text:span><text:span text:style-name="T9">ROM/RAM</text:span><text:span text:style-name="T4">、磁碟、光盘 </text:span><text:span text:style-name="T9">) </text:span><text:span text:style-name="T4">中，包括若干指令用以使得一台终端设备 </text:span><text:span text:style-name="T9">( </text:span><text:span text:style-name="T4">可以是手机，计算机，智能设备等 </text:span><text:span text:style-name="T9">) </text:span><text:span text:style-name="T4">执行本发明各个实施例的方法。</text:span></text:p>
      <text:p text:style-name="P1">以上仅为本发明的优选实施例，并非因此限制本发明的专利范围，凡是利用本发明说明书及附图内容所作的等效结构或等效流程变换，或直接或间接运用在其他相关的技 术领域，均同理包括在本发明的专利保护范围内。 </text:p>
      <text:p text:style-name="P1"/>
      <text:p text:style-name="P1"/>
      <text:p text:style-name="P1"/>
      <text:p text:style-name="P7"><draw:g text:anchor-type="as-char" svg:y="0cm" draw:z-index="0" draw:name="Shape1" draw:style-name="gr1"><draw:custom-shape draw:style-name="gr2" draw:text-style-name="P42" svg:width="9.616cm" svg:height="5cm" svg:x="0cm" svg:y="0cm"><text:p text:style-name="P41"><text:span text:style-name="T15"><text:s text:c="37"/></text:span><text:span text:style-name="T15">硬件</text:span></text:p><text:p text:style-name="P41"><text:span text:style-name="T15"/></text:p><text:p text:style-name="P41"><text:span text:style-name="T15"/></text:p><text:p text:style-name="P41"><text:span text:style-name="T16"/></text:p><text:p text:style-name="P41"><text:span text:style-name="T16"/></text:p><text:p text:style-name="P41"><text:span text:style-name="T16"/></text:p><text:p text:style-name="P41"><text:span text:style-name="T16"/></text:p><text:p text:style-name="P41"><text:span text:style-name="T16"/></text:p><draw:enhanced-geometry svg:viewBox="0 0 21600 21600" draw:mirror-horizontal="false" draw:mirror-vertical="false" draw:type="rectangle" draw:enhanced-path="M 0 0 L 21600 0 21600 21600 0 21600 0 0 Z N"/></draw:custom-shape><draw:custom-shape draw:style-name="gr3" draw:text-style-name="P43" svg:width="3.686cm" svg:height="1.953cm" svg:x="5.484cm" svg:y="1.506cm"><text:p text:style-name="P41"><text:span text:style-name="T15">处理器单元</text:span></text:p><draw:enhanced-geometry svg:viewBox="0 0 21600 21600" draw:mirror-horizontal="false" draw:mirror-vertical="false" draw:type="rectangle" draw:enhanced-path="M 0 0 L 21600 0 21600 21600 0 21600 0 0 Z N"/></draw:custom-shape><draw:custom-shape draw:style-name="gr4" draw:text-style-name="P43" svg:width="3.125cm" svg:height="0.733cm" svg:x="0.482cm" svg:y="0.471cm"><text:p text:style-name="P41"><text:span text:style-name="T15">按键单元</text:span></text:p><draw:enhanced-geometry svg:viewBox="0 0 21600 21600" draw:mirror-horizontal="false" draw:mirror-vertical="false" draw:type="rectangle" draw:enhanced-path="M 0 0 L 21600 0 21600 21600 0 21600 0 0 Z N"/></draw:custom-shape><draw:custom-shape draw:style-name="gr5" draw:text-style-name="P43" svg:width="2.084cm" svg:height="0.916cm" svg:x="10.818cm" svg:y="2.073cm"><text:p text:style-name="P41"><text:span text:style-name="T15">显示设备</text:span></text:p><draw:enhanced-geometry svg:viewBox="0 0 21600 21600" draw:mirror-horizontal="false" draw:mirror-vertical="false" draw:type="rectangle" draw:enhanced-path="M 0 0 L 21600 0 21600 21600 0 21600 0 0 Z N"/></draw:custom-shape><draw:line draw:style-name="gr6" draw:text-style-name="P43" svg:x1="9.615cm" svg:y1="2.499cm" svg:x2="10.817cm" svg:y2="2.499cm"><text:p/></draw:line><draw:custom-shape draw:style-name="gr7" draw:text-style-name="P43" svg:width="3.125cm" svg:height="0.731cm" svg:x="0.482cm" svg:y="2.178cm"><text:p text:style-name="P41"><text:span text:style-name="T15">音频单元</text:span></text:p><draw:enhanced-geometry svg:viewBox="0 0 21600 21600" draw:mirror-horizontal="false" draw:mirror-vertical="false" draw:type="rectangle" draw:enhanced-path="M 0 0 L 21600 0 21600 21600 0 21600 0 0 Z N"/></draw:custom-shape><draw:custom-shape draw:style-name="gr4" draw:text-style-name="P43" svg:width="3.125cm" svg:height="0.733cm" svg:x="0.482cm" svg:y="1.325cm"><text:p text:style-name="P41"><text:span text:style-name="T15">传感器单元</text:span></text:p><draw:enhanced-geometry svg:viewBox="0 0 21600 21600" draw:mirror-horizontal="false" draw:mirror-vertical="false" draw:type="rectangle" draw:enhanced-path="M 0 0 L 21600 0 21600 21600 0 21600 0 0 Z N"/></draw:custom-shape><draw:custom-shape draw:style-name="gr4" draw:text-style-name="P43" svg:width="3.125cm" svg:height="0.733cm" svg:x="0.482cm" svg:y="3.03cm"><text:p text:style-name="P41"><text:span text:style-name="T15">视频单元</text:span></text:p><draw:enhanced-geometry svg:viewBox="0 0 21600 21600" draw:mirror-horizontal="false" draw:mirror-vertical="false" draw:type="rectangle" draw:enhanced-path="M 0 0 L 21600 0 21600 21600 0 21600 0 0 Z N"/></draw:custom-shape><draw:custom-shape draw:style-name="gr4" draw:text-style-name="P43" svg:width="3.125cm" svg:height="0.733cm" svg:x="0.482cm" svg:y="3.886cm"><text:p text:style-name="P41"><text:span text:style-name="T15">触摸屏单元</text:span></text:p><draw:enhanced-geometry svg:viewBox="0 0 21600 21600" draw:mirror-horizontal="false" draw:mirror-vertical="false" draw:type="rectangle" draw:enhanced-path="M 0 0 L 21600 0 21600 21600 0 21600 0 0 Z N"/></draw:custom-shape></draw:g></text:p>
      <text:p text:style-name="P28">图 1</text:p>
      <text:p text:style-name="P3"/>
      <text:p text:style-name="P3"><text:soft-page-break/><draw:g text:anchor-type="as-char" draw:z-index="2" draw:name="Shape3" draw:style-name="gr13"><draw:custom-shape draw:style-name="gr14" draw:text-style-name="P43" svg:width="3.502cm" svg:height="2.5cm" svg:x="0.699cm" svg:y="0cm"><text:p text:style-name="P41"><text:span text:style-name="T15">按键</text:span></text:p><draw:enhanced-geometry svg:viewBox="0 0 21600 21600" draw:mirror-horizontal="false" draw:mirror-vertical="false" draw:type="rectangle" draw:enhanced-path="M 0 0 L 21600 0 21600 21600 0 21600 0 0 Z N"/></draw:custom-shape><draw:custom-shape draw:style-name="gr10" draw:text-style-name="P43" svg:width="5.201cm" svg:height="1.2cm" svg:x="0cm" svg:y="3.5cm"><text:p text:style-name="P41"><text:span text:style-name="T15">按键驱动程序</text:span></text:p><draw:enhanced-geometry svg:viewBox="0 0 21600 21600" draw:type="rectangle" draw:enhanced-path="M 0 0 L 21600 0 21600 21600 0 21600 0 0 Z N"/></draw:custom-shape><draw:custom-shape draw:style-name="gr11" draw:text-style-name="P43" svg:width="5.299cm" svg:height="1.2cm" svg:x="0cm" svg:y="5.699cm"><text:p text:style-name="P41"><text:span text:style-name="T15">上报按键</text:span></text:p><draw:enhanced-geometry svg:viewBox="0 0 21600 21600" draw:type="rectangle" draw:enhanced-path="M 0 0 L 21600 0 21600 21600 0 21600 0 0 Z N"/></draw:custom-shape><draw:custom-shape draw:style-name="gr15" draw:text-style-name="P43" svg:width="5.301cm" svg:height="1.2cm" svg:x="0.099cm" svg:y="7.8cm"><text:p text:style-name="P41"><text:span text:style-name="T15">监听按键事件</text:span></text:p><draw:enhanced-geometry svg:viewBox="0 0 21600 21600" draw:type="rectangle" draw:enhanced-path="M 0 0 L 21600 0 21600 21600 0 21600 0 0 Z N"/></draw:custom-shape><draw:custom-shape draw:style-name="gr15" draw:text-style-name="P43" svg:width="5.301cm" svg:height="1.2cm" svg:x="0.099cm" svg:y="9.899cm"><text:p text:style-name="P41"><text:span text:style-name="T15">触发功能</text:span></text:p><draw:enhanced-geometry svg:viewBox="0 0 21600 21600" draw:type="rectangle" draw:enhanced-path="M 0 0 L 21600 0 21600 21600 0 21600 0 0 Z N"/></draw:custom-shape><draw:line draw:style-name="gr12" draw:text-style-name="P43" svg:x1="2.599cm" svg:y1="2.499cm" svg:x2="2.599cm" svg:y2="3.499cm"><text:p/></draw:line><draw:line draw:style-name="gr12" draw:text-style-name="P43" svg:x1="2.599cm" svg:y1="4.699cm" svg:x2="2.599cm" svg:y2="5.699cm"><text:p/></draw:line><draw:line draw:style-name="gr12" draw:text-style-name="P43" svg:x1="2.599cm" svg:y1="6.9cm" svg:x2="2.599cm" svg:y2="7.8cm"><text:p/></draw:line><draw:line draw:style-name="gr12" draw:text-style-name="P43" svg:x1="2.599cm" svg:y1="8.999cm" svg:x2="2.599cm" svg:y2="9.899cm"><text:p/></draw:line></draw:g></text:p>
      <text:p text:style-name="P26"><text:span text:style-name="T7">图 </text:span><text:span text:style-name="T8">2</text:span></text:p>
      <text:p text:style-name="P3"/>
      <text:p text:style-name="P3"/>
      <text:p text:style-name="P6"><draw:g text:anchor-type="as-char" draw:z-index="1" draw:name="Shape2" draw:style-name="gr8"><draw:custom-shape draw:style-name="gr9" draw:text-style-name="P43" svg:width="3.5cm" svg:height="2.5cm" svg:x="0.9cm" svg:y="0cm"><text:p text:style-name="P41"><text:span text:style-name="T15">触摸屏</text:span></text:p><draw:enhanced-geometry svg:viewBox="0 0 21600 21600" draw:mirror-horizontal="false" draw:mirror-vertical="false" draw:type="rectangle" draw:enhanced-path="M 0 0 L 21600 0 21600 21600 0 21600 0 0 Z N"/></draw:custom-shape><draw:custom-shape draw:style-name="gr10" draw:text-style-name="P43" svg:width="5.201cm" svg:height="1.2cm" svg:x="0cm" svg:y="3.5cm"><text:p text:style-name="P41"><text:span text:style-name="T15">触摸屏驱动程序</text:span></text:p><draw:enhanced-geometry svg:viewBox="0 0 21600 21600" draw:type="rectangle" draw:enhanced-path="M 0 0 L 21600 0 21600 21600 0 21600 0 0 Z N"/></draw:custom-shape><draw:custom-shape draw:style-name="gr11" draw:text-style-name="P43" svg:width="5.299cm" svg:height="1.2cm" svg:x="0cm" svg:y="5.699cm"><text:p text:style-name="P41"><text:span text:style-name="T15">上报触摸坐标</text:span></text:p><draw:enhanced-geometry svg:viewBox="0 0 21600 21600" draw:type="rectangle" draw:enhanced-path="M 0 0 L 21600 0 21600 21600 0 21600 0 0 Z N"/></draw:custom-shape><draw:custom-shape draw:style-name="gr11" draw:text-style-name="P43" svg:width="5.299cm" svg:height="1.2cm" svg:x="0cm" svg:y="7.8cm"><text:p text:style-name="P41"><text:span text:style-name="T15">监听坐标事件</text:span></text:p><draw:enhanced-geometry svg:viewBox="0 0 21600 21600" draw:type="rectangle" draw:enhanced-path="M 0 0 L 21600 0 21600 21600 0 21600 0 0 Z N"/></draw:custom-shape><draw:custom-shape draw:style-name="gr11" draw:text-style-name="P43" svg:width="5.299cm" svg:height="1.2cm" svg:x="0cm" svg:y="9.899cm"><text:p text:style-name="P41"><text:span text:style-name="T15">触发功能</text:span></text:p><draw:enhanced-geometry svg:viewBox="0 0 21600 21600" draw:type="rectangle" draw:enhanced-path="M 0 0 L 21600 0 21600 21600 0 21600 0 0 Z N"/></draw:custom-shape><draw:line draw:style-name="gr12" draw:text-style-name="P43" svg:x1="2.599cm" svg:y1="2.499cm" svg:x2="2.599cm" svg:y2="3.499cm"><text:p/></draw:line><draw:line draw:style-name="gr12" draw:text-style-name="P43" svg:x1="2.599cm" svg:y1="4.699cm" svg:x2="2.599cm" svg:y2="5.699cm"><text:p/></draw:line><draw:line draw:style-name="gr12" draw:text-style-name="P43" svg:x1="2.599cm" svg:y1="6.899cm" svg:x2="2.599cm" svg:y2="7.799cm"><text:p/></draw:line><draw:line draw:style-name="gr12" draw:text-style-name="P43" svg:x1="2.599cm" svg:y1="8.999cm" svg:x2="2.599cm" svg:y2="9.899cm"><text:p/></draw:line></draw:g></text:p>
      <text:p text:style-name="P27">图 <text:span text:style-name="T13">3</text:span></text:p>
      <text:p text:style-name="P5"><text:soft-page-break/></text:p>
      <text:p text:style-name="P6"><draw:g text:anchor-type="as-char" draw:z-index="4" draw:name="Shape5" draw:style-name="gr29"><draw:custom-shape draw:style-name="gr30" draw:text-style-name="P47" svg:width="5.299cm" svg:height="1.2cm" svg:x="1.427cm" svg:y="2.129cm"><text:p text:style-name="P41"><text:span text:style-name="T18">自定义按键设置界面</text:span></text:p><draw:enhanced-geometry svg:viewBox="0 0 21600 21600" draw:type="rectangle" draw:enhanced-path="M 0 0 L 21600 0 21600 21600 0 21600 0 0 Z N"/></draw:custom-shape><draw:custom-shape draw:style-name="gr31" draw:text-style-name="P43" svg:width="5.299cm" svg:height="1.204cm" svg:x="1.427cm" svg:y="3.926cm"><text:p text:style-name="P41"><text:span text:style-name="T15">按键检测模块</text:span></text:p><draw:enhanced-geometry svg:viewBox="0 0 21600 21600" draw:type="rectangle" draw:enhanced-path="M 0 0 L 21600 0 21600 21600 0 21600 0 0 Z N"/></draw:custom-shape><draw:custom-shape draw:style-name="gr32" draw:text-style-name="P43" svg:width="5.299cm" svg:height="1.202cm" svg:x="1.427cm" svg:y="5.629cm"><text:p text:style-name="P41"><text:span text:style-name="T15">模拟触摸模式</text:span></text:p><draw:enhanced-geometry svg:viewBox="0 0 21600 21600" draw:type="rectangle" draw:enhanced-path="M 0 0 L 21600 0 21600 21600 0 21600 0 0 Z N"/></draw:custom-shape><draw:custom-shape draw:style-name="gr33" draw:text-style-name="P43" svg:width="5.299cm" svg:height="1.2cm" svg:x="1.427cm" svg:y="7.329cm"><text:p text:style-name="P41"><text:span text:style-name="T15">记录模块</text:span></text:p><draw:enhanced-geometry svg:viewBox="0 0 21600 21600" draw:type="rectangle" draw:enhanced-path="M 0 0 L 21600 0 21600 21600 0 21600 0 0 Z N"/></draw:custom-shape><draw:custom-shape draw:style-name="gr34" draw:text-style-name="P43" svg:width="5.299cm" svg:height="1.2cm" svg:x="1.427cm" svg:y="9.029cm"><text:p text:style-name="P41"><text:span text:style-name="T15">映射模块</text:span></text:p><draw:enhanced-geometry svg:viewBox="0 0 21600 21600" draw:type="rectangle" draw:enhanced-path="M 0 0 L 21600 0 21600 21600 0 21600 0 0 Z N"/></draw:custom-shape><draw:custom-shape draw:style-name="gr35" draw:text-style-name="P48" svg:width="8.3cm" svg:height="10.93cm" svg:x="0cm" svg:y="0cm"><text:p text:style-name="P41"><text:span text:style-name="T19">移动终端实现自定义</text:span></text:p><text:p text:style-name="P41"><text:span text:style-name="T19">按键的装置</text:span></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text:p text:style-name="P41"><text:span text:style-name="T19"/></text:p><draw:enhanced-geometry svg:viewBox="0 0 21600 21600" draw:type="rectangle" draw:enhanced-path="M 0 0 L 21600 0 21600 21600 0 21600 0 0 Z N"/></draw:custom-shape></draw:g></text:p>
      <text:p text:style-name="P5"/>
      <text:p text:style-name="P5"/>
      <text:p text:style-name="P5"/>
      <text:p text:style-name="P8"/>
      <text:p text:style-name="P6"><text:soft-page-break/><draw:g text:anchor-type="as-char" svg:y="0cm" draw:z-index="3" draw:name="Shape4" draw:style-name="gr1"><draw:custom-shape draw:style-name="gr16" draw:text-style-name="P43" svg:width="2.976cm" svg:height="2.043cm" svg:x="7.904cm" svg:y="0cm"><text:p text:style-name="P41"><text:span text:style-name="T15">按键</text:span></text:p><draw:enhanced-geometry svg:viewBox="0 0 21600 21600" draw:mirror-horizontal="false" draw:mirror-vertical="false" draw:type="rectangle" draw:enhanced-path="M 0 0 L 21600 0 21600 21600 0 21600 0 0 Z N"/></draw:custom-shape><draw:custom-shape draw:style-name="gr17" draw:text-style-name="P43" svg:width="4.421cm" svg:height="0.98cm" svg:x="7.31cm" svg:y="2.861cm"><text:p text:style-name="P41"><text:span text:style-name="T15">按键驱动程序</text:span></text:p><draw:enhanced-geometry svg:viewBox="0 0 21600 21600" draw:type="rectangle" draw:enhanced-path="M 0 0 L 21600 0 21600 21600 0 21600 0 0 Z N"/></draw:custom-shape><draw:custom-shape draw:style-name="gr18" draw:text-style-name="P43" svg:width="4.506cm" svg:height="0.981cm" svg:x="7.31cm" svg:y="4.74cm"><text:p text:style-name="P41"><text:span text:style-name="T15">上报按键</text:span></text:p><draw:enhanced-geometry svg:viewBox="0 0 21600 21600" draw:type="rectangle" draw:enhanced-path="M 0 0 L 21600 0 21600 21600 0 21600 0 0 Z N"/></draw:custom-shape><draw:custom-shape draw:style-name="gr19" draw:text-style-name="P43" svg:width="1.191cm" svg:height="0.981cm" svg:x="9.604cm" svg:y="10.125cm"><text:p text:style-name="P41"><text:span text:style-name="T15">否</text:span></text:p><draw:enhanced-geometry svg:viewBox="0 0 21600 21600" draw:type="rectangle" draw:enhanced-path="M 0 0 L 21600 0 21600 21600 0 21600 0 0 Z N"/></draw:custom-shape><draw:custom-shape draw:style-name="gr20" draw:text-style-name="P44" svg:width="4.421cm" svg:height="1.634cm" svg:x="7.31cm" svg:y="8.491cm"><text:p text:style-name="P41"><text:span text:style-name="T15">作为普通按键</text:span></text:p><draw:enhanced-geometry svg:viewBox="0 0 21600 21600" draw:glue-points="10800 0 0 10800 10800 21600 21600 10800" draw:text-areas="5400 5400 16200 16200" draw:type="diamond" draw:enhanced-path="M 10800 0 L 21600 10800 10800 21600 0 10800 10800 0 Z N"/></draw:custom-shape><draw:line draw:style-name="gr21" draw:text-style-name="P43" svg:x1="11.73cm" svg:y1="9.308cm" svg:x2="14.025cm" svg:y2="9.308cm"><text:p text:style-name="P41"><text:span text:style-name="T15">是</text:span></text:p><text:p text:style-name="P41"><text:span text:style-name="T17"/></text:p></draw:line><draw:line draw:style-name="gr12" draw:text-style-name="P43" svg:x1="14.025cm" svg:y1="9.308cm" svg:x2="14.025cm" svg:y2="11.432cm"><text:p/></draw:line><draw:line draw:style-name="gr12" draw:text-style-name="P43" svg:x1="9.52cm" svg:y1="10.125cm" svg:x2="9.52cm" svg:y2="11.432cm"><text:p/></draw:line><draw:custom-shape draw:style-name="gr18" draw:text-style-name="P43" svg:width="4.506cm" svg:height="0.981cm" svg:x="7.31cm" svg:y="6.537cm"><text:p text:style-name="P41"><text:span text:style-name="T15">监听按键</text:span></text:p><draw:enhanced-geometry svg:viewBox="0 0 21600 21600" draw:type="rectangle" draw:enhanced-path="M 0 0 L 21600 0 21600 21600 0 21600 0 0 Z N"/></draw:custom-shape><draw:custom-shape draw:style-name="gr18" draw:text-style-name="P43" svg:width="4.506cm" svg:height="0.981cm" svg:x="12.495cm" svg:y="11.432cm"><text:p text:style-name="P41"><text:span text:style-name="T15">触发按键功能</text:span></text:p><draw:enhanced-geometry svg:viewBox="0 0 21600 21600" draw:type="rectangle" draw:enhanced-path="M 0 0 L 21600 0 21600 21600 0 21600 0 0 Z N"/></draw:custom-shape><draw:custom-shape draw:style-name="gr22" draw:text-style-name="P43" svg:width="4.508cm" svg:height="0.981cm" svg:x="2.549cm" svg:y="11.929cm"><text:p text:style-name="P41"><text:span text:style-name="T15">上报坐标事件</text:span></text:p><draw:enhanced-geometry svg:viewBox="0 0 21600 21600" draw:mirror-horizontal="false" draw:mirror-vertical="false" draw:type="rectangle" draw:enhanced-path="M 0 0 L 21600 0 21600 21600 0 21600 0 0 Z N"/></draw:custom-shape><draw:custom-shape draw:style-name="gr23" draw:text-style-name="P45" svg:width="5.016cm" svg:height="0.98cm" svg:x="4.08cm" svg:y="13.074cm"><text:p text:style-name="P41"><text:span text:style-name="T15">上报方向传感器事件</text:span></text:p><draw:enhanced-geometry svg:viewBox="0 0 21600 21600" draw:mirror-horizontal="false" draw:mirror-vertical="false" draw:type="rectangle" draw:enhanced-path="M 0 0 L 21600 0 21600 21600 0 21600 0 0 Z N"/></draw:custom-shape><draw:custom-shape draw:style-name="gr24" draw:text-style-name="P45" svg:width="5.017cm" svg:height="0.981cm" svg:x="5.779cm" svg:y="14.217cm"><text:p text:style-name="P41"><text:span text:style-name="T15">其他任意事件</text:span><text:span text:style-name="T15">...</text:span></text:p><draw:enhanced-geometry svg:viewBox="0 0 21600 21600" draw:mirror-horizontal="false" draw:mirror-vertical="false" draw:type="rectangle" draw:enhanced-path="M 0 0 L 21600 0 21600 21600 0 21600 0 0 Z N"/></draw:custom-shape><draw:custom-shape draw:style-name="gr25" draw:text-style-name="P46" svg:width="9.011cm" svg:height="4.169cm" svg:x="2.21cm" svg:y="11.439cm"><text:p text:style-name="P41"><text:span text:style-name="T17"><text:s text:c="30"/></text:span><text:span text:style-name="T15">上报自定义事件</text:span></text:p><text:p text:style-name="P41"><text:span text:style-name="T17"/></text:p><text:p text:style-name="P41"><text:span text:style-name="T17"/></text:p><text:p text:style-name="P41"><text:span text:style-name="T17"/></text:p><text:p text:style-name="P41"><text:span text:style-name="T17"/></text:p><draw:enhanced-geometry svg:viewBox="0 0 21600 21600" draw:type="rectangle" draw:enhanced-path="M 0 0 L 21600 0 21600 21600 0 21600 0 0 Z N"/></draw:custom-shape><draw:line draw:style-name="gr12" draw:text-style-name="P43" svg:x1="9.52cm" svg:y1="2.043cm" svg:x2="9.52cm" svg:y2="2.86cm"><text:p/></draw:line><draw:line draw:style-name="gr12" draw:text-style-name="P43" svg:x1="9.52cm" svg:y1="3.84cm" svg:x2="9.52cm" svg:y2="4.739cm"><text:p/></draw:line><draw:line draw:style-name="gr12" draw:text-style-name="P43" svg:x1="9.52cm" svg:y1="5.72cm" svg:x2="9.52cm" svg:y2="6.537cm"><text:p/></draw:line><draw:line draw:style-name="gr12" draw:text-style-name="P43" svg:x1="9.52cm" svg:y1="7.517cm" svg:x2="9.52cm" svg:y2="8.497cm"><text:p/></draw:line><draw:custom-shape draw:style-name="gr18" draw:text-style-name="P43" svg:width="4.506cm" svg:height="0.981cm" svg:x="0cm" svg:y="16.586cm"><text:p text:style-name="P41"><text:span text:style-name="T15">触发坐标事件功能</text:span></text:p><draw:enhanced-geometry svg:viewBox="0 0 21600 21600" draw:type="rectangle" draw:enhanced-path="M 0 0 L 21600 0 21600 21600 0 21600 0 0 Z N"/></draw:custom-shape><draw:custom-shape draw:style-name="gr26" draw:text-style-name="P43" svg:width="4.506cm" svg:height="0.98cm" svg:x="1.445cm" svg:y="17.895cm"><text:p text:style-name="P41"><text:span text:style-name="T15">触发方向事件功能</text:span></text:p><draw:enhanced-geometry svg:viewBox="0 0 21600 21600" draw:type="rectangle" draw:enhanced-path="M 0 0 L 21600 0 21600 21600 0 21600 0 0 Z N"/></draw:custom-shape><draw:custom-shape draw:style-name="gr27" draw:text-style-name="P43" svg:width="4.508cm" svg:height="0.98cm" svg:x="4.249cm" svg:y="19.121cm"><text:p text:style-name="P41"><text:span text:style-name="T15">触发其他事件功能</text:span></text:p><draw:enhanced-geometry svg:viewBox="0 0 21600 21600" draw:type="rectangle" draw:enhanced-path="M 0 0 L 21600 0 21600 21600 0 21600 0 0 Z N"/></draw:custom-shape><draw:line draw:style-name="gr12" draw:text-style-name="P43" svg:x1="2.974cm" svg:y1="15.606cm" svg:x2="2.974cm" svg:y2="16.668cm"><text:p/></draw:line><draw:line draw:style-name="gr12" draw:text-style-name="P43" svg:x1="4.845cm" svg:y1="15.606cm" svg:x2="4.845cm" svg:y2="17.894cm"><text:p/></draw:line><draw:line draw:style-name="gr12" draw:text-style-name="P43" svg:x1="6.545cm" svg:y1="15.606cm" svg:x2="6.545cm" svg:y2="19.119cm"><text:p/></draw:line><draw:line draw:style-name="gr28" draw:text-style-name="P43" svg:x1="2.974cm" svg:y1="15.606cm" svg:x2="2.974cm" svg:y2="12.91cm"><text:p/></draw:line><draw:line draw:style-name="gr28" draw:text-style-name="P43" svg:x1="6.545cm" svg:y1="15.607cm" svg:x2="6.545cm" svg:y2="15.198cm"><text:p/></draw:line><draw:line draw:style-name="gr28" draw:text-style-name="P43" svg:x1="4.845cm" svg:y1="15.606cm" svg:x2="4.845cm" svg:y2="14.054cm"><text:p/></draw:line></draw:g></text:p>
      <text:p text:style-name="P25">图 <text:span text:style-name="T12">4</text:span></text:p>
      <text:p text:style-name="P9"/>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tyle:font-face style:name="Droid Sans Fallback" svg:font-family="'Droid Sans Fallbac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Liberation Sans2" svg:font-family="'Liberation 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Droid Sans Fallback" fo:font-family="'Droid Sans Fallback'" style:font-family-generic="roman" style:font-pitch="variable" fo:font-size="31.5pt" fo:font-style="normal" fo:text-shadow="none" style:text-underline-style="none" fo:font-weight="normal" style:letter-kerning="true" style:font-name-asian="Droid Sans Fallback1" style:font-family-asian="'Droid Sans Fallback'"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roid Sans Fallback1" style:font-family-asian="'Droid Sans Fallback'"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roid Sans Fallback1" style:font-family-asian="'Droid Sans Fallback'"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Droid Sans Fallback" fo:font-family="'Droid Sans Fallback'" style:font-family-generic="roman" style:font-pitch="variable" fo:font-size="18pt" style:letter-kerning="true" style:font-name-asian="Droid Sans Fallback1"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roid Sans Fallback" fo:font-family="'Droid Sans Fallback'"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roid Sans Fallback1" style:font-family-asian="'Droid Sans Fallback'"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roid Sans Fallback1" style:font-family-asian="'Droid Sans Fallback'"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Droid Sans Fallback" fo:font-family="'Droid Sans Fallback'" style:font-family-generic="roman" style:font-pitch="variable" fo:font-size="31.5pt" fo:font-style="normal" fo:text-shadow="none" style:text-underline-style="none" fo:font-weight="normal" style:letter-kerning="true" style:font-name-asian="Droid Sans Fallback1" style:font-family-asian="'Droid Sans Fallback'"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27:56.030745435</meta:creation-date>
    <dc:date>2018-01-23T11:31:47.348243105</dc:date>
    <meta:editing-duration>P3DT16H20M52S</meta:editing-duration>
    <meta:editing-cycles>21</meta:editing-cycles>
    <meta:generator>LibreOffice/5.4.4.2$Linux_X86_64 LibreOffice_project/40m0$Build-2</meta:generator>
    <meta:document-statistic meta:table-count="0" meta:image-count="0" meta:object-count="0" meta:page-count="8" meta:paragraph-count="64" meta:word-count="2493" meta:character-count="2626" meta:non-whitespace-character-count="2530"/>
  </office:meta>
</office:document-meta>
</file>